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nos" svg:font-family="Tino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513" officeooo:paragraph-rsid="00037513"/>
    </style:style>
    <style:style style:name="P2" style:family="paragraph" style:parent-style-name="Standard">
      <style:text-properties officeooo:rsid="00050ccd" officeooo:paragraph-rsid="00050ccd"/>
    </style:style>
    <style:style style:name="T1" style:family="text">
      <style:text-properties style:text-position="super 58%"/>
    </style:style>
    <style:style style:name="T2" style:family="text">
      <style:text-properties style:text-position="0% 100%"/>
    </style:style>
    <style:style style:name="T3" style:family="text">
      <style:text-properties officeooo:rsid="00050c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nk of it all; think of it all; think of it all, </text:p>
      <text:p text:style-name="P1">of the infinite expanse beneath you.</text:p>
      <text:p text:style-name="P1"/>
      <text:p text:style-name="P1">Snapshots, a life in pictures, then-</text:p>
      <text:p text:style-name="P1">I see pictures of myself as a youth, sitting in the dark summer Maine heat, languid</text:p>
      <text:p text:style-name="P1">and langorous, eating pepperidge farm goldfish and playing Diablo II. I am some what out of shape but I don't do poorly for myself. I am druid.</text:p>
      <text:p text:style-name="P1"/>
      <text:p text:style-name="P1">Earlier, then. Playing Diablo on my father's fancy desktop computer. Dialup was an anthem to an-other world. </text:p>
      <text:p text:style-name="P1"/>
      <text:p text:style-name="P1">I am the rage against the system of a down. I am all-inclusive and exclusive as fuck. Fuck you and fuck me and fuck everything. I've always had a hard time identifying to one, sticking to one, choosing one path. I've bounced. I'm bouncy. Not hard. Reflective. </text:p>
      <text:p text:style-name="P1"/>
      <text:p text:style-name="P1">How has all of this changed me? I've spent years in an environment where supreme and final violence was the first answer to a question sometimes not even asked but assumed. Violence is a tool for the one problem that needs fixing. Not just any old violence, but smart violence. Not brute stuff. Calculating and intelligence. I confused this at one point with sophistication and grace. We're not going to kill everybody, no. We're going to watch you. We're going to bring all of our tools to bear in this 21<text:span text:style-name="T1">st</text:span> century stark hell of which you are the unwitting occupants and we are going to kill you smartly, thoroughly and competely at a time and place of our choosing based off your own patterns. You are completely and totally fucked. And so am I.</text:p>
      <text:p text:style-name="P1">I've killed. Not once. Many, many times. I enjoyed it and probably still would. It is visceral and terrifying and amazing and there is nothing else in the world like it. Juxtapose this with feeling nihilistic and </text:p>
      <text:p text:style-name="P1"/>
      <text:p text:style-name="P1">(EXPERTISE TAKES LOTS AND LOTS OF TIME, NOT ONE SHOT BRILLIANCE)</text:p>
      <text:p text:style-name="P1">(ten thousand hours, you cheap fuck. persist.)</text:p>
      <text:p text:style-name="P1"/>
      <text:p text:style-name="P1">juxtapose this with feeling so completley and utterly doomed by my own circumstances and you have a very bad combination. I didn't really ever fear for myself because the worst case would've been a relief. I was good at what I did. </text:p>
      <text:p text:style-name="P1"/>
      <text:p text:style-name="P1">So where is my anger coming from thenm?</text:p>
      <text:p text:style-name="P1">It comes from not doing what I used to do anymore.</text:p>
      <text:p text:style-name="P1">It comes from loss of innocence. I never believed in what we were doing but somehow I was totally okay with that until recently. </text:p>
      <text:p text:style-name="P1"/>
      <text:p text:style-name="P1">Rage, rage against the dying of the light. Old day may have seen the end, but not for us, no, not for us. </text:p>
      <text:p text:style-name="P1"><text:line-break/>Am I even really angry? Or do I just miss killing? The circumstance of state-sanctioned killing? It is a feeling like no other.</text:p>
      <text:p text:style-name="P1"/>
      <text:p text:style-name="P1">SO when I see you, two enterprising, aggressive youth like puppy dogs walking around a mall. Your behavior is strictly affective, not predatory. My behavior is entirely predatory and not affective. I might have stared past you because of my hunger. My focus goes in and out anyway. Your brief looks and inpatient snickering bring you into sharp relief. </text:p>
      <text:p text:style-name="P1"/>
      <text:p text:style-name="P1"><text:soft-page-break/><text:span text:style-name="T3">y</text:span>So what are your aims then? I know them better than you do. They do not include dying on the second floor of the northstar mall in san antonio on september 4, 2015. They might have included acting tough, making some one feel small, intimidating a stranger, perhaps public humilation before authorities arrive. But you and I do not operate accoriding to the same calculus. Not at all. I see you make even representational threats and I am at your throat. My right arm comes up to my head and forms a triangle, my elbow pointing towards your face. This gets shoved <text:span text:style-name="T3">into your face. The other arm latches onto your shoulder, as does my now closed in right arm. I grab you, snake my arm around your neck, and fall backwards with your skull as the first thing to hit the concrete. This will definitely crack your skull and if it doesnt kill you on the spot, you're at least not doing anything for a while. Onto your friend. What will you do at this point, my outclassed victim? Youll be seeing your friend, laying facedown, motionless. I might be a bit vulnerable at this point but I am willing to bet you are in the state of paralysis by analysis. This does not happen to you in your world. You exchange words, invective. Maybe a punch or two to the body, the calling of the name “Bitch” to one another. It is a dance. The metaphor is consistent. It is a dance and it is about as useful. <text:line-break/>So you run.</text:span></text:p>
      <text:p text:style-name="P2">And I am left, with no explanation for myself or my behavior. A dead man is laying on the ground at my feet. If he has not perished by this point I will take out m yknife and sever both his carotids or if I'm angry, I will drive my blade point first into the base of his skull. I will take a knee, hold my knife in my clenched fist, point down, and swing down, hard. The beautiful part about this is that even if i am not accurate to the level of precision required to instantly part your skull from your spinal cord, I will still easily do enough damage to break the barrier of what counts as mortal.</text:p>
      <text:p text:style-name="P2"/>
      <text:p text:style-name="P2">I see these images in my head all the time to anyone who makes me feel in the least bit threatened. It is a survival mechanism and it is good and it has served me well and I have earned medals with it but the rest of my people do not view life through this lense or with such seriousn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nos" svg:font-family="Tino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nos" fo:font-family="Tino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nos" fo:font-family="Tino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nos" fo:font-family="Tino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nos" fo:font-family="Tino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5-09-04T22:37:05.417380149</meta:creation-date>
    <dc:date>2015-09-04T23:00:31.311046918</dc:date>
    <dc:creator>Chris </dc:creator>
    <meta:editing-duration>PT7M15S</meta:editing-duration>
    <meta:editing-cycles>1</meta:editing-cycles>
    <meta:document-statistic meta:table-count="0" meta:image-count="0" meta:object-count="0" meta:page-count="2" meta:paragraph-count="21" meta:word-count="955" meta:character-count="5112" meta:non-whitespace-character-count="4167"/>
    <meta:generator>LibreOffice/5.0.1.2$Linux_X86_64 LibreOffice_project/00m0$Build-2</meta:generator>
  </office:meta>
</office:document-meta>
</file>